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FE000004DDA7C9C98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54cm" svg:stroke-color="#00ff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" style:family="graphic" style:parent-style-name="standard">
      <style:graphic-properties svg:stroke-width="0.254cm" svg:stroke-color="#0000ff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3" style:family="graphic" style:parent-style-name="standard">
      <style:graphic-properties svg:stroke-width="0.254cm" svg:stroke-color="#ff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svg:stroke-width="0.254cm" svg:stroke-color="#ffff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svg:stroke-width="0.254cm" svg:stroke-color="#ffffff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standard">
      <style:graphic-properties svg:stroke-width="0.254cm" svg:stroke-color="#ff00ff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00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0000ff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color="#ffff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ff00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color="#ff00ff" fo:font-size="22pt" style:font-size-asian="22pt" style:font-size-complex="22pt"/>
    </style:style>
    <style:style style:name="T1" style:family="text">
      <style:text-properties fo:color="#00ff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00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232cm" svg:height="2.032cm" svg:x="6.15cm" svg:y="5.08cm">
          <text:p text:style-name="P1"><text:span text:style-name="T1">fw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32cm" svg:height="2.032cm" svg:x="11.33cm" svg:y="5.08cm">
          <text:p text:style-name="P1"><text:span text:style-name="T2">up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232cm" svg:height="2.032cm" svg:x="6.758cm" svg:y="7.52cm">
          <text:p text:style-name="P1"><text:span text:style-name="T1">bac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32cm" svg:height="2.032cm" svg:x="11.938cm" svg:y="7.52cm">
          <text:p text:style-name="P1"><text:span text:style-name="T2">dow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32cm" svg:height="2.032cm" svg:x="4.164cm" svg:y="7.52cm">
          <text:p text:style-name="P1"><text:span text:style-name="T3">strafe</text:span><text:span text:style-name="T3"><text:line-break/></text:span><text:span text:style-name="T3">lef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32cm" svg:height="2.032cm" svg:x="9.398cm" svg:y="7.52cm">
          <text:p text:style-name="P1"><text:span text:style-name="T3">strafe</text:span><text:span text:style-name="T3"><text:line-break/></text:span><text:span text:style-name="T3">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232cm" svg:height="2.032cm" svg:x="3.556cm" svg:y="5.08cm">
          <text:p text:style-name="P1"><text:span text:style-name="T4">turn</text:span><text:span text:style-name="T4"><text:line-break/></text:span><text:span text:style-name="T4">lef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32cm" svg:height="2.032cm" svg:x="8.79cm" svg:y="5.08cm">
          <text:p text:style-name="P1"><text:span text:style-name="T4">turn</text:span><text:span text:style-name="T4"><text:line-break/></text:span><text:span text:style-name="T4">righ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422cm" svg:height="2.032cm" svg:x="-0.254cm" svg:y="12.432cm">
          <text:p text:style-name="P1"><text:span text:style-name="T5">dis-engag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232cm" svg:height="2.032cm" svg:x="2.794cm" svg:y="9.906cm">
          <text:p text:style-name="P1"><text:span text:style-name="T5">en-</text:span><text:span text:style-name="T5"><text:line-break/></text:span><text:span text:style-name="T5">gag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32cm" svg:height="2.032cm" svg:x="0.916cm" svg:y="5.08cm">
          <text:p text:style-name="P1"><text:span text:style-name="T6">take</text:span><text:span text:style-name="T6"><text:line-break/></text:span><text:span text:style-name="T6">off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232cm" svg:height="2.032cm" svg:x="1.578cm" svg:y="7.52cm">
          <text:p text:style-name="P1"><text:span text:style-name="T6">la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2cm" fo:text-indent="0cm"/>
      <style:text-properties fo:font-size="2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19cm" fo:text-indent="0cm"/>
      <style:text-properties fo:font-size="17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5cm" fo:text-indent="0cm"/>
      <style:text-properties fo:font-size="14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4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47cm" svg:x="1cm" svg:y="3.537cm"/>
      <draw:page-thumbnail draw:layer="backgroundobjects" svg:width="8.999cm" svg:height="5.47cm" svg:x="1cm" svg:y="12.113cm"/>
      <draw:page-thumbnail draw:layer="backgroundobjects" svg:width="8.999cm" svg:height="5.47cm" svg:x="1cm" svg:y="20.689cm"/>
      <draw:page-thumbnail draw:layer="backgroundobjects" svg:width="8.999cm" svg:height="5.47cm" svg:x="11cm" svg:y="3.537cm"/>
      <draw:page-thumbnail draw:layer="backgroundobjects" svg:width="8.999cm" svg:height="5.47cm" svg:x="11cm" svg:y="12.113cm"/>
      <draw:page-thumbnail draw:layer="backgroundobjects" svg:width="8.999cm" svg:height="5.47cm" svg:x="11cm" svg:y="20.689cm"/>
    </style:handout-master>
    <style:master-page style:name="Default" style:page-layout-name="PM1" draw:style-name="Mdp1">
      <draw:frame presentation:style-name="Default-title" draw:layer="backgroundobjects" svg:width="22.859cm" svg:height="2.578cm" svg:x="1.27cm" svg:y="0.614cm" presentation:class="title" presentation:placeholder="true">
        <draw:text-box/>
      </draw:frame>
      <draw:frame presentation:style-name="Default-outline1" draw:layer="backgroundobjects" svg:width="22.351cm" svg:height="8.956cm" svg:x="1.27cm" svg:y="3.612cm" presentation:class="outline" presentation:placeholder="true">
        <draw:text-box/>
      </draw:frame>
      <draw:frame presentation:style-name="Mpr1" draw:text-style-name="MP1" draw:layer="backgroundobjects" svg:width="5.917cm" svg:height="1.065cm" svg:x="1.27cm" svg:y="14.06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065cm" svg:x="8.685cm" svg:y="14.06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065cm" svg:x="18.21cm" svg:y="14.06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5.4cm" svg:height="15.443cm" svg:x="0cm" svg:y="0.001cm">
        <draw:image xlink:href="Pictures/10000000000007FE000004DDA7C9C98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jamin </meta:initial-creator>
    <meta:creation-date>2013-04-18T14:02:23</meta:creation-date>
    <dc:date>2013-04-19T18:57:46</dc:date>
    <dc:creator>Benjamin </dc:creator>
    <meta:editing-duration>PT4H13M20S</meta:editing-duration>
    <meta:editing-cycles>3</meta:editing-cycles>
    <meta:generator>LibreOffice/3.5$Linux_X86_64 LibreOffice_project/350m1$Build-2</meta:generator>
    <meta:document-statistic meta:object-count="36"/>
  </office:meta>
</office:document-meta>
</file>